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321cm" fo:min-width="3.253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.743cm" fo:min-width="4.365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81d41a" draw:textarea-horizontal-align="justify" draw:textarea-vertical-align="middle" draw:auto-grow-height="false" fo:min-height="0.805cm" fo:min-width="1.851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81d41a" draw:textarea-horizontal-align="justify" draw:textarea-vertical-align="middle" draw:auto-grow-height="false" fo:min-height="1.313cm" fo:min-width="3.265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477cm" fo:min-width="0.24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.924cm" fo:min-width="3.253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196cm" fo:min-width="3.253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draw:stroke="solid"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draw:stroke="solid"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draw:stroke="solid"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draw:stroke="solid"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508cm" fo:min-width="3.746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draw:stroke="solid"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draw:stroke="solid"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82cm" fo:min-width="3.78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0.035cm" svg:stroke-color="#000000" draw:marker-start-width="0.252cm" draw:marker-end="Arrowheads_20_17" draw:marker-end-width="0.3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21cm" fo:min-width="6.451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stroke="solid" svg:stroke-width="0.035cm" svg:stroke-color="#000000" draw:marker-start-width="0.252cm" draw:marker-end="Arrowheads_20_18" draw:marker-end-width="0.3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objectwithoutfill">
      <style:graphic-properties draw:stroke="solid" svg:stroke-width="0.035cm" svg:stroke-color="#000000" draw:marker-start-width="0.252cm" draw:marker-end="Arrowheads_20_19" draw:marker-end-width="0.3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draw:stroke="solid" svg:stroke-width="0.035cm" svg:stroke-color="#000000" draw:marker-start-width="0.252cm" draw:marker-end="Arrowheads_20_20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draw:stroke="solid"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-color="#ff8000" draw:textarea-horizontal-align="justify" draw:textarea-vertical-align="middle" draw:auto-grow-height="false" fo:min-height="0.743cm" fo:min-width="4.365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draw:stroke="solid" svg:stroke-width="0.035cm" svg:stroke-color="#000000" draw:marker-start-width="0.252cm" draw:marker-end="Arrowheads_20_23" draw:marker-end-width="0.3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objectwithoutfill">
      <style:graphic-properties draw:stroke="solid" svg:stroke-width="0.035cm" svg:stroke-color="#000000" draw:marker-start-width="0.252cm" draw:marker-end="Arrowheads_20_24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0.425cm" fo:min-width="0.191cm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83cm" fo:min-width="0cm" loext:decorative="false"/>
    </style:style>
    <style:style style:name="gr33" style:family="graphic" style:parent-style-name="standard">
      <style:graphic-properties draw:stroke="none" draw:stroke-dash="Long_20_Dot" svg:stroke-width="0.035cm" svg:stroke-color="#000000" draw:marker-start-width="0.252cm" draw:marker-end-width="0.252cm" svg:stroke-linecap="butt" draw:fill="solid" draw:fill-color="#ffdbb6" draw:textarea-horizontal-align="left" draw:auto-grow-height="true" draw:auto-grow-width="true" fo:min-height="0.399cm" fo:min-width="3.6cm" fo:padding-top="0.142cm" fo:padding-bottom="0.142cm" fo:padding-left="0.267cm" fo:padding-right="0.267cm" loext:decorative="false"/>
      <style:paragraph-properties style:writing-mode="lr-tb"/>
    </style:style>
    <style:style style:name="gr34" style:family="graphic" style:parent-style-name="standard">
      <style:graphic-properties draw:stroke="none" draw:stroke-dash="Long_20_Dot" svg:stroke-width="0.035cm" svg:stroke-color="#000000" draw:marker-start-width="0.252cm" draw:marker-end-width="0.252cm" svg:stroke-linecap="butt" draw:fill="solid" draw:fill-color="#ffdbb6" draw:textarea-horizontal-align="left" draw:auto-grow-height="true" draw:auto-grow-width="true" fo:min-height="0.797cm" fo:min-width="6.14cm" fo:padding-top="0.142cm" fo:padding-bottom="0.142cm" fo:padding-left="0.267cm" fo:padding-right="0.267cm" loext:decorative="false"/>
      <style:paragraph-properties style:writing-mode="lr-tb"/>
    </style:style>
    <style:style style:name="gr35" style:family="graphic" style:parent-style-name="standard">
      <style:graphic-properties draw:stroke="none" draw:stroke-dash="Long_20_Dot" svg:stroke-width="0.035cm" svg:stroke-color="#000000" draw:marker-start-width="0.252cm" draw:marker-end-width="0.252cm" svg:stroke-linecap="butt" draw:fill="solid" draw:fill-color="#ffdbb6" draw:textarea-horizontal-align="left" draw:auto-grow-height="true" draw:auto-grow-width="false" fo:min-height="0.399cm" fo:min-width="0cm" fo:padding-top="0.142cm" fo:padding-bottom="0.142cm" fo:padding-left="0.267cm" fo:padding-right="0.267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82cm" fo:min-width="3.952cm" fo:padding-top="0.142cm" fo:padding-bottom="0.142cm" fo:padding-left="0.267cm" fo:padding-right="0.267cm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.65cm" fo:min-width="3.697cm" fo:padding-top="0.142cm" fo:padding-bottom="0.142cm" fo:padding-left="0.267cm" fo:padding-right="0.267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stroke="solid" svg:stroke-width="0.035cm" svg:stroke-color="#000000" draw:marker-start-width="0.252cm" draw:marker-end="Arrowheads_20_26" draw:marker-end-width="0.3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objectwithoutfill">
      <style:graphic-properties draw:stroke="solid" svg:stroke-width="0.035cm" svg:stroke-color="#000000" draw:marker-start-width="0.252cm" draw:marker-end="Arrowheads_20_27" draw:marker-end-width="0.3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objectwithoutfill">
      <style:graphic-properties svg:stroke-width="0.035cm" svg:stroke-color="#000000" draw:marker-start-width="0.252cm" draw:marker-end="Arrowheads_20_28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9.3999996185303pt"/>
    </style:style>
    <style:style style:name="P2" style:family="paragraph">
      <style:paragraph-properties fo:text-align="center" style:writing-mode="lr-tb"/>
      <style:text-properties fo:font-size="19.3999996185303pt"/>
    </style:style>
    <style:style style:name="P3" style:family="paragraph">
      <loext:graphic-properties draw:fill-color="#dddddd"/>
      <style:paragraph-properties fo:text-align="center" style:writing-mode="lr-tb"/>
      <style:text-properties fo:font-size="19.3999996185303pt"/>
    </style:style>
    <style:style style:name="P4" style:family="paragraph">
      <loext:graphic-properties draw:fill-color="#81d41a"/>
      <style:paragraph-properties fo:text-align="center" style:writing-mode="lr-tb"/>
      <style:text-properties fo:font-size="19.3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8000"/>
      <style:paragraph-properties fo:text-align="center" style:writing-mode="lr-tb"/>
      <style:text-properties fo:font-size="19.3999996185303pt"/>
    </style:style>
    <style:style style:name="P8" style:family="paragraph">
      <loext:graphic-properties draw:fill-color="#eeeeee"/>
      <style:paragraph-properties fo:text-align="center"/>
      <style:text-properties fo:font-weight="bold"/>
    </style:style>
    <style:style style:name="P9" style:family="paragraph">
      <loext:graphic-properties draw:fill="solid" draw:fill-color="#000000"/>
      <style:paragraph-properties fo:text-align="center"/>
      <style:text-properties fo:font-weight="bold"/>
    </style:style>
    <style:style style:name="P10" style:family="paragraph">
      <loext:graphic-properties draw:fill="solid" draw:fill-color="#ffdbb6"/>
      <style:text-properties fo:color="#ff0000" loext:opacity="100%" style:font-name="Liberation Mono1" fo:font-size="10pt" fo:font-weight="bold" style:font-size-asian="14pt" style:font-size-complex="14pt"/>
    </style:style>
    <style:style style:name="T1" style:family="text">
      <style:text-properties fo:font-size="19.399999618530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19.3999996185303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2" fo:font-size="19.3999996185303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33% 58%" style:font-name="Liberation Sans2" fo:font-size="19.3999996185303pt" style:font-name-asian="Liberation Sans2" style:font-name-complex="Liberation Sans2"/>
    </style:style>
    <style:style style:name="T6" style:family="text">
      <style:text-properties fo:color="#ff0000" loext:opacity="100%" style:font-name="Liberation Mono1" fo:font-size="10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199cm" svg:height="2.273cm" svg:x="6.495cm" svg:y="3.954cm">
          <text:p text:style-name="P1"><text:span text:style-name="T1">Extract da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4" draw:id="id4" draw:layer="layout" svg:width="4.899cm" svg:height="1.027cm" svg:x="3.078cm" svg:y="8.164cm">
          <text:p text:style-name="P1"><text:span text:style-name="T1">Wave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4.899cm" svg:height="1.027cm" svg:x="9.53cm" svg:y="8.164cm">
          <text:p text:style-name="P1"><text:span text:style-name="T1">Basis 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7" draw:id="id7" draw:layer="layout" svg:width="2.385cm" svg:height="1.089cm" svg:x="0.159cm" svg:y="6.667cm">
          <text:p text:style-name="P1"><text:span text:style-name="T1">In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" draw:id="id1" draw:layer="layout" svg:width="3.799cm" svg:height="1.597cm" svg:x="0.232cm" svg:y="4.307cm">
          <text:p text:style-name="P1"><text:span text:style-name="T1">QC output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s" svg:x1="4.031cm" svg:y1="5.106cm" svg:x2="6.495cm" svg:y2="5.091cm" draw:start-shape="id1" draw:start-glue-point="7" draw:end-shape="id2" draw:end-glue-point="5" svg:d="M4031 5106h518l1427-15h519" svg:viewBox="0 0 2465 16">
          <text:p/>
        </draw:connector>
        <draw:custom-shape draw:style-name="gr6" draw:text-style-name="P6" xml:id="id3" draw:id="id3" draw:layer="layout" svg:width="1.049cm" svg:height="1.027cm" svg:x="8.091cm" svg:y="1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s" svg:x1="8.616cm" svg:y1="2.403cm" svg:x2="8.595cm" svg:y2="3.954cm" draw:start-shape="id3" draw:start-glue-point="8" draw:end-shape="id2" draw:end-glue-point="4" svg:d="M8616 2403v518l-21 514v519" svg:viewBox="0 0 22 1552">
          <text:p/>
        </draw:connector>
        <draw:custom-shape draw:style-name="gr8" draw:text-style-name="P2" xml:id="id10" draw:id="id10" draw:layer="layout" svg:width="4.199cm" svg:height="1.71cm" svg:x="6.52cm" svg:y="18.359cm">
          <text:p text:style-name="P1"><text:span text:style-name="T1">Compute respons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xml:id="id6" draw:id="id6" draw:layer="layout" svg:width="4.199cm" svg:height="2.098cm" svg:x="6.505cm" svg:y="11.975cm">
          <text:p text:style-name="P1"><text:span text:style-name="T1">Select CSF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5" draw:layer="layout" svg:x1="8.595cm" svg:y1="6.227cm" svg:x2="5.528cm" svg:y2="8.164cm" draw:start-shape="id2" draw:start-glue-point="6" draw:end-shape="id4" draw:end-glue-point="4" svg:d="M8595 6227v968h-3067v969" svg:viewBox="0 0 3068 1938">
          <text:p/>
        </draw:connector>
        <draw:connector draw:style-name="gr11" draw:text-style-name="P5" draw:layer="layout" svg:x1="8.595cm" svg:y1="6.227cm" svg:x2="11.98cm" svg:y2="8.164cm" draw:start-shape="id2" draw:start-glue-point="6" draw:end-shape="id5" draw:end-glue-point="4" svg:d="M8595 6227v968h3385v969" svg:viewBox="0 0 3386 1938">
          <text:p/>
        </draw:connector>
        <draw:connector draw:style-name="gr12" draw:text-style-name="P5" draw:layer="layout" draw:line-skew="-0.281cm" svg:x1="5.528cm" svg:y1="9.191cm" svg:x2="8.605cm" svg:y2="11.975cm" draw:start-shape="id4" draw:start-glue-point="6" draw:end-shape="id6" draw:end-glue-point="4" svg:d="M5528 9191v1111h3077v1673" svg:viewBox="0 0 3078 2785">
          <text:p/>
        </draw:connector>
        <draw:connector draw:style-name="gr13" draw:text-style-name="P5" draw:layer="layout" svg:x1="1.352cm" svg:y1="7.756cm" svg:x2="6.505cm" svg:y2="13.024cm" draw:start-shape="id7" draw:start-glue-point="6" draw:end-shape="id6" draw:end-glue-point="5" svg:d="M1352 7756v5268h5153" svg:viewBox="0 0 5154 5269">
          <text:p/>
        </draw:connector>
        <draw:custom-shape draw:style-name="gr2" draw:text-style-name="P3" xml:id="id8" draw:id="id8" draw:layer="layout" svg:width="4.899cm" svg:height="1.027cm" svg:x="6.162cm" svg:y="16.012cm">
          <text:p text:style-name="P1"><text:span text:style-name="T1">Contex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5" draw:layer="layout" svg:x1="8.605cm" svg:y1="14.073cm" svg:x2="8.612cm" svg:y2="16.012cm" draw:start-shape="id6" draw:start-glue-point="6" draw:end-shape="id8" draw:end-glue-point="4" svg:d="M8605 14073v970h7v969" svg:viewBox="0 0 8 1940">
          <text:p/>
        </draw:connector>
        <draw:custom-shape draw:style-name="gr15" draw:text-style-name="P2" xml:id="id9" draw:id="id9" draw:layer="layout" svg:width="4.744cm" svg:height="2.54cm" svg:x="14.976cm" svg:y="10.63cm">
          <text:p text:style-name="P1"><text:span text:style-name="T1">Compute expectation valu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5" draw:layer="layout" svg:x1="14.429cm" svg:y1="8.678cm" svg:x2="17.348cm" svg:y2="10.63cm" draw:start-shape="id5" draw:start-glue-point="7" draw:end-shape="id9" draw:end-glue-point="4" svg:d="M14429 8678h2919v1952" svg:viewBox="0 0 2920 1953">
          <text:p/>
        </draw:connector>
        <draw:connector draw:style-name="gr17" draw:text-style-name="P5" draw:layer="layout" draw:line-skew="-0.266cm" svg:x1="11.98cm" svg:y1="9.191cm" svg:x2="8.605cm" svg:y2="11.975cm" draw:start-shape="id5" draw:start-glue-point="6" draw:end-shape="id6" draw:end-glue-point="4" svg:d="M11980 9191v1126h-3375v1658" svg:viewBox="0 0 3376 2785">
          <text:p/>
        </draw:connector>
        <draw:connector draw:style-name="gr18" draw:text-style-name="P5" draw:layer="layout" svg:x1="1.352cm" svg:y1="7.756cm" svg:x2="6.52cm" svg:y2="19.214cm" draw:start-shape="id7" draw:start-glue-point="6" draw:end-shape="id10" draw:end-glue-point="5" svg:d="M1352 7756v11458h5168" svg:viewBox="0 0 5169 11459">
          <text:p/>
        </draw:connector>
        <draw:custom-shape draw:style-name="gr19" draw:text-style-name="P3" xml:id="id11" draw:id="id11" draw:layer="layout" svg:width="4.314cm" svg:height="1.966cm" svg:x="15.182cm" svg:y="20.872cm">
          <text:p text:style-name="P1"><text:span text:style-name="T1">E.V. matrix</text:span></text:p>
          <text:p text:style-name="P1"><text:span text:style-name="T1">in MO ba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5" draw:layer="layout" svg:x1="15.182cm" svg:y1="21.855cm" svg:x2="10.719cm" svg:y2="19.214cm" draw:start-shape="id11" draw:start-glue-point="5" draw:end-shape="id10" draw:end-glue-point="7" svg:d="M15182 21855h-2231v-2641h-2232" svg:viewBox="0 0 4464 2642">
          <text:p/>
        </draw:connector>
        <draw:custom-shape draw:style-name="gr21" draw:text-style-name="P3" xml:id="id12" draw:id="id12" draw:layer="layout" svg:width="6.985cm" svg:height="1.905cm" svg:x="5.12cm" svg:y="21.559cm">
          <text:p text:style-name="P1"><text:span text:style-name="T2">Response vectors (X</text:span><text:span text:style-name="T3">ω</text:span><text:span text:style-name="T4">, Y</text:span><text:span text:style-name="T5">ω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5" draw:layer="layout" svg:x1="8.62cm" svg:y1="20.069cm" svg:x2="8.613cm" svg:y2="21.559cm" draw:start-shape="id10" draw:start-glue-point="6" draw:end-shape="id12" draw:end-glue-point="4" svg:d="M8620 20069v745h-7v745" svg:viewBox="0 0 8 1491">
          <text:p/>
        </draw:connector>
        <draw:custom-shape draw:style-name="gr8" draw:text-style-name="P2" xml:id="id13" draw:id="id13" draw:layer="layout" svg:width="4.199cm" svg:height="1.71cm" svg:x="6.515cm" svg:y="24.437cm">
          <text:p text:style-name="P1"><text:span text:style-name="T1">Compute properti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3" draw:text-style-name="P5" draw:layer="layout" svg:x1="8.613cm" svg:y1="23.464cm" svg:x2="8.615cm" svg:y2="24.437cm" draw:start-shape="id12" draw:start-glue-point="6" draw:end-shape="id13" draw:end-glue-point="4" svg:d="M8613 23464v487h2v486" svg:viewBox="0 0 3 974">
          <text:p/>
        </draw:connector>
        <draw:connector draw:style-name="gr24" draw:text-style-name="P5" draw:layer="layout" svg:x1="8.612cm" svg:y1="17.039cm" svg:x2="8.62cm" svg:y2="18.359cm" draw:start-shape="id8" draw:start-glue-point="6" draw:end-shape="id10" draw:end-glue-point="4" svg:d="M8612 17039v660h8v660" svg:viewBox="0 0 9 1321">
          <text:p/>
        </draw:connector>
        <draw:connector draw:style-name="gr25" draw:text-style-name="P5" draw:layer="layout" svg:x1="17.339cm" svg:y1="22.838cm" svg:x2="10.714cm" svg:y2="25.292cm" draw:start-shape="id11" draw:start-glue-point="6" draw:end-shape="id13" draw:end-glue-point="7" svg:d="M17339 22838v2454h-6625" svg:viewBox="0 0 6626 2455">
          <text:p/>
        </draw:connector>
        <draw:custom-shape draw:style-name="gr26" draw:text-style-name="P7" xml:id="id15" draw:id="id15" draw:layer="layout" svg:width="4.899cm" svg:height="1.027cm" svg:x="3.03cm" svg:y="28.035cm"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svg:x1="1.352cm" svg:y1="7.756cm" svg:x2="6.515cm" svg:y2="25.292cm" draw:start-shape="id7" draw:start-glue-point="6" draw:end-shape="id13" draw:end-glue-point="5" svg:d="M1352 7756v17536h5163" svg:viewBox="0 0 5164 17537">
          <text:p/>
        </draw:connector>
        <draw:connector draw:style-name="gr28" draw:text-style-name="P5" draw:layer="layout" svg:x1="8.615cm" svg:y1="26.147cm" svg:x2="11.19cm" svg:y2="28.037cm" draw:start-shape="id13" draw:start-glue-point="6" draw:end-shape="id14" draw:end-glue-point="4" svg:d="M8615 26147v941h2575v949" svg:viewBox="0 0 2576 1891">
          <text:p/>
        </draw:connector>
        <draw:connector draw:style-name="gr29" draw:text-style-name="P5" draw:layer="layout" svg:x1="8.615cm" svg:y1="26.147cm" svg:x2="5.48cm" svg:y2="28.035cm" draw:start-shape="id13" draw:start-glue-point="6" draw:end-shape="id15" draw:end-glue-point="4" svg:d="M8615 26147v944h-3135v944" svg:viewBox="0 0 3136 1889">
          <text:p/>
        </draw:connector>
        <draw:g draw:style-name="gr30">
          <draw:custom-shape draw:style-name="gr31" draw:text-style-name="P8" xml:id="id14" draw:id="id14" draw:layer="layout" svg:width="1.049cm" svg:height="1.027cm" svg:x="10.665cm" svg:y="28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9" draw:layer="layout" svg:width="0.477cm" svg:height="0.469cm" svg:x="10.951cm" svg:y="28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0" draw:layer="layout" svg:width="4.134cm" svg:height="0.683cm" svg:x="6.488cm" svg:y="5.849cm">
          <draw:text-box>
            <text:p><text:span text:style-name="T6">stdl_*_extract();</text:span></text:p>
          </draw:text-box>
        </draw:frame>
        <draw:frame draw:style-name="gr34" draw:text-style-name="P10" draw:layer="layout" svg:width="6.674cm" svg:height="1.081cm" svg:x="5.304cm" svg:y="13.924cm">
          <draw:text-box>
            <text:p><text:span text:style-name="T6">stdl_context_new();</text:span></text:p>
            <text:p><text:span text:style-name="T6">stdl_context_select_</text:span><text:span text:style-name="T6">csfs_*();</text:span></text:p>
          </draw:text-box>
        </draw:frame>
        <draw:frame draw:style-name="gr35" draw:text-style-name="P10" draw:layer="layout" svg:width="4.407cm" svg:height="0.683cm" svg:x="6.432cm" svg:y="20.047cm">
          <draw:text-box>
            <text:p><text:span text:style-name="T6">stdl_response_*</text:span><text:span text:style-name="T6">();</text:span></text:p>
          </draw:text-box>
        </draw:frame>
        <draw:frame draw:style-name="gr35" draw:text-style-name="P10" draw:layer="layout" svg:width="4.527cm" svg:height="0.683cm" svg:x="6.314cm" svg:y="26.066cm">
          <draw:text-box>
            <text:p><text:span text:style-name="T6">stdl_property_*()</text:span><text:span text:style-name="T6">;</text:span></text:p>
          </draw:text-box>
        </draw:frame>
        <draw:custom-shape draw:style-name="gr36" draw:text-style-name="P3" xml:id="id16" draw:id="id16" draw:layer="layout" svg:width="4.486cm" svg:height="1.966cm" svg:x="15.103cm" svg:y="14.802cm">
          <text:p text:style-name="P1"><text:span text:style-name="T1">E.V. matrix</text:span></text:p>
          <text:p text:style-name="P1"><text:span text:style-name="T1">in AO ba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" xml:id="id17" draw:id="id17" draw:layer="layout" svg:width="4.691cm" svg:height="1.322cm" svg:x="14.991cm" svg:y="17.958cm">
          <text:p text:style-name="P1"><text:span text:style-name="T1">MO to A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8" draw:text-style-name="P5" draw:layer="layout" svg:x1="17.346cm" svg:y1="16.768cm" svg:x2="17.337cm" svg:y2="17.958cm" draw:start-shape="id16" draw:start-glue-point="6" draw:end-shape="id17" draw:end-glue-point="4" svg:d="M17346 16768v596h-9v594" svg:viewBox="0 0 10 1191">
          <text:p/>
        </draw:connector>
        <draw:connector draw:style-name="gr39" draw:text-style-name="P5" draw:layer="layout" svg:x1="17.337cm" svg:y1="19.28cm" svg:x2="17.339cm" svg:y2="20.872cm" draw:start-shape="id17" draw:start-glue-point="6" draw:end-shape="id11" draw:end-glue-point="4" svg:d="M17337 19280v797h2v795" svg:viewBox="0 0 3 1593">
          <text:p/>
        </draw:connector>
        <draw:frame draw:style-name="gr35" draw:text-style-name="P10" draw:layer="layout" svg:width="7.136cm" svg:height="0.683cm" svg:x="13.719cm" svg:y="19.019cm">
          <draw:text-box>
            <text:p><text:span text:style-name="T6">stdl_wavefuncti</text:span><text:span text:style-name="T6">on_*_ao_to_mo()</text:span><text:span text:style-name="T6">;</text:span></text:p>
          </draw:text-box>
        </draw:frame>
        <draw:connector draw:style-name="gr40" draw:text-style-name="P5" draw:layer="layout" svg:x1="17.348cm" svg:y1="13.17cm" svg:x2="17.346cm" svg:y2="14.802cm" draw:start-shape="id9" draw:start-glue-point="6" draw:end-shape="id16" draw:end-glue-point="4" svg:d="M17348 13170v817h-2v815" svg:viewBox="0 0 3 1633">
          <text:p/>
        </draw:connector>
        <draw:frame draw:style-name="gr35" draw:text-style-name="P10" draw:layer="layout" svg:width="4.673cm" svg:height="0.683cm" svg:x="15.024cm" svg:y="13.03cm">
          <draw:text-box>
            <text:p><text:span text:style-name="T6">stdl_basis_dsp_</text:span><text:span text:style-name="T6">*();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6:07:32.542060492</meta:creation-date>
    <dc:date>2024-02-09T18:56:46.894735988</dc:date>
    <meta:editing-duration>PT1H2M48S</meta:editing-duration>
    <meta:editing-cycles>14</meta:editing-cycles>
    <meta:generator>LibreOffice/7.6.4.1$Linux_X86_64 LibreOffice_project/60$Build-1</meta:generator>
    <meta:document-statistic meta:object-count="46"/>
  </office:meta>
</office:document-meta>
</file>